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30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22892">
            <text:p>0,123</text:p>
          </table:table-cell>
          <table:table-cell table:style-name="ce12N2" office:value-type="float" office:value="16.63">
            <text:p>16,6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8">
            <text:p>3056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4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4">
            <text:p>0,050</text:p>
          </table:table-cell>
          <table:table-cell table:style-name="ce12N2" office:value-type="float" office:value="11.4">
            <text:p>1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561.4">
            <text:p>56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4231816749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9">
            <text:p>3056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52">
            <text:p>0,020</text:p>
          </table:table-cell>
          <table:table-cell table:style-name="ce12N2" office:value-type="float" office:value="4.67">
            <text:p>4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08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133.62">
            <text:p>133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418445027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0">
            <text:p>30570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7">
            <text:p>0,022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02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771.6">
            <text:p>77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318972095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4">
            <text:p>30570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892">
            <text:p>0,010</text:p>
          </table:table-cell>
          <table:table-cell table:style-name="ce12N2" office:value-type="float" office:value="3.5">
            <text:p>3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406.08">
            <text:p>40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5010935640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1">
            <text:p>305711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56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508.11">
            <text:p>18508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32">
            <text:p>0,013</text:p>
          </table:table-cell>
          <table:table-cell table:style-name="ce12N2" office:value-type="float" office:value="16.15">
            <text:p>16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508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.95">
            <text:p>70,9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664.11">
            <text:p>1664,11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673.76">
            <text:p>67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56315057216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6">
            <text:p>305716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63.18">
            <text:p>22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8">
            <text:p>0,002</text:p>
          </table:table-cell>
          <table:table-cell table:style-name="ce12N2" office:value-type="float" office:value="2.04">
            <text:p>2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8.76">
            <text:p>78,76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152.91">
            <text:p>15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8215793436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7">
            <text:p>3057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072">
            <text:p>0,003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35.59">
            <text:p>3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561062715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9">
            <text:p>305749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638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82.48">
            <text:p>10582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">
            <text:p>0,068</text:p>
          </table:table-cell>
          <table:table-cell table:style-name="ce12N2" office:value-type="float" office:value="49.1">
            <text:p>4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582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2.62">
            <text:p>72,6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59.08">
            <text:p>559,08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400.94">
            <text:p>40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63812822180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2">
            <text:p>305782</text:p>
          </table:table-cell>
          <table:table-cell table:style-name="ce0" table:number-columns-spanned="4" table:number-rows-spanned="1" office:value-type="string" calcext:value-type="string">
            <text:p>24.582 - GRUPO MARMO E HIME COMERCIO, IMPORTACAO E EXPORTACAO LTDA</text:p>
          </table:table-cell>
          <table:covered-table-cell table:number-columns-repeated="3"/>
          <table:table-cell table:style-name="ce0" office:value-type="string" calcext:value-type="string">
            <text:p>39.1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27.81">
            <text:p>9727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03.75">
            <text:p>103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727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">
            <text:p>7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992.51">
            <text:p>992,51</text:p>
          </table:table-cell>
          <table:table-cell table:style-name="ce12N2" office:value-type="float" office:value="8735.3">
            <text:p>8735,30</text:p>
          </table:table-cell>
          <table:table-cell table:style-name="ce12N2" office:value-type="float" office:value="349.42">
            <text:p>349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5870170002855500100003916911098511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03">
            <text:p>30580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84">
            <text:p>0,001</text:p>
          </table:table-cell>
          <table:table-cell table:style-name="ce12N2" office:value-type="float" office:value="1.75">
            <text:p>1,7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7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73.53">
            <text:p>873,53</text:p>
          </table:table-cell>
          <table:table-cell table:style-name="ce12N2" office:value-type="float" office:value="61.15">
            <text:p>61,1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07155249981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0">
            <text:p>30582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3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548">
            <text:p>0,006</text:p>
          </table:table-cell>
          <table:table-cell table:style-name="ce12N2" office:value-type="float" office:value="1.02">
            <text:p>1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77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775.28">
            <text:p>1775,28</text:p>
          </table:table-cell>
          <table:table-cell table:style-name="ce12N2" office:value-type="float" office:value="124.27">
            <text:p>124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33192948140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3">
            <text:p>30582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72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01">
            <text:p>0,008</text:p>
          </table:table-cell>
          <table:table-cell table:style-name="ce12N2" office:value-type="float" office:value="3.1">
            <text:p>3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22">
            <text:p>1802,22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72211294236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28">
            <text:p>30582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2.4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946">
            <text:p>0,005</text:p>
          </table:table-cell>
          <table:table-cell table:style-name="ce12N2" office:value-type="float" office:value="1.53">
            <text:p>1,5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928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928.48">
            <text:p>2928,48</text:p>
          </table:table-cell>
          <table:table-cell table:style-name="ce12N2" office:value-type="float" office:value="204.99">
            <text:p>204,9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241014401809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33">
            <text:p>3058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12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015.38">
            <text:p>43015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3">
            <text:p>13,00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217">
            <text:p>0,164</text:p>
          </table:table-cell>
          <table:table-cell table:style-name="ce12N2" office:value-type="float" office:value="74.73">
            <text:p>74,7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015,3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868.68">
            <text:p>1868,68</text:p>
          </table:table-cell>
          <table:table-cell table:style-name="ce12N2" office:value-type="float" office:value="41146.7">
            <text:p>41146,70</text:p>
          </table:table-cell>
          <table:table-cell table:style-name="ce12N2" office:value-type="float" office:value="2880.29">
            <text:p>2880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12913900921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1">
            <text:p>305861</text:p>
          </table:table-cell>
          <table:table-cell table:style-name="ce0" table:number-columns-spanned="4" table:number-rows-spanned="1" office:value-type="string" calcext:value-type="string">
            <text:p>1.855 - DEXCO S.A - LOUCAS DECA</text:p>
          </table:table-cell>
          <table:covered-table-cell table:number-columns-repeated="3"/>
          <table:table-cell table:style-name="ce0" office:value-type="string" calcext:value-type="string">
            <text:p>2.145.85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424">
            <text:p>0,204</text:p>
          </table:table-cell>
          <table:table-cell table:style-name="ce12N2" office:value-type="float" office:value="81">
            <text:p>8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487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84">
            <text:p>8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87.4">
            <text:p>4487,40</text:p>
          </table:table-cell>
          <table:table-cell table:style-name="ce12N2" office:value-type="float" office:value="179.5">
            <text:p>17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2715500100214585418274981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4">
            <text:p>305864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39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336">
            <text:p>0,105</text:p>
          </table:table-cell>
          <table:table-cell table:style-name="ce12N2" office:value-type="float" office:value="14.26">
            <text:p>14,2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93,3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93.36">
            <text:p>1593,36</text:p>
          </table:table-cell>
          <table:table-cell table:style-name="ce12N2" office:value-type="float" office:value="63.73">
            <text:p>63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3901225625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5">
            <text:p>305865</text:p>
          </table:table-cell>
          <table:table-cell table:style-name="ce0" table:number-columns-spanned="4" table:number-rows-spanned="1" office:value-type="string" calcext:value-type="string">
            <text:p>7.808 - ABCC -REJUNTABRAS INDUSTRIA E COMERCIO LTDA</text:p>
          </table:table-cell>
          <table:covered-table-cell table:number-columns-repeated="3"/>
          <table:table-cell table:style-name="ce0" office:value-type="string" calcext:value-type="string">
            <text:p>96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9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58">
            <text:p>0,258</text:p>
          </table:table-cell>
          <table:table-cell table:style-name="ce12N2" office:value-type="float" office:value="43">
            <text:p>4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78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">
            <text:p>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88.62">
            <text:p>788,62</text:p>
          </table:table-cell>
          <table:table-cell table:style-name="ce12N2" office:value-type="float" office:value="55.2">
            <text:p>55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454223800017855001000096533100096334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66">
            <text:p>305866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7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68.87">
            <text:p>4268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68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2.96">
            <text:p>52,96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463.42">
            <text:p>463,42</text:p>
          </table:table-cell>
          <table:table-cell table:style-name="ce12N2" office:value-type="float" office:value="3805.45">
            <text:p>3805,45</text:p>
          </table:table-cell>
          <table:table-cell table:style-name="ce12N2" office:value-type="float" office:value="152.22">
            <text:p>152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7481169109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8">
            <text:p>30590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19122809994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09">
            <text:p>305909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3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21741">
            <text:p>0,322</text:p>
          </table:table-cell>
          <table:table-cell table:style-name="ce12N2" office:value-type="float" office:value="221.4">
            <text:p>22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02,3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2.34">
            <text:p>1802,34</text:p>
          </table:table-cell>
          <table:table-cell table:style-name="ce12N2" office:value-type="float" office:value="126.16">
            <text:p>126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316442915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2">
            <text:p>305912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49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14.1">
            <text:p>14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0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80.24">
            <text:p>180,24</text:p>
          </table:table-cell>
          <table:table-cell table:style-name="ce12N2" office:value-type="float" office:value="12.62">
            <text:p>12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4916993962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6">
            <text:p>30592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313205233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28">
            <text:p>3059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415425760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0">
            <text:p>30593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519129137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1">
            <text:p>30594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115366248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3">
            <text:p>30594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311531934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4">
            <text:p>3059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410689356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5">
            <text:p>30594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5143687570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6">
            <text:p>30594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611713616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0">
            <text:p>3059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119310678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1">
            <text:p>30595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018576831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2">
            <text:p>30595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421799502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9">
            <text:p>3059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816601445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1">
            <text:p>3059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913875308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3">
            <text:p>30596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012166513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5">
            <text:p>3059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212872249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7">
            <text:p>3059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4135427570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8">
            <text:p>3059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610155685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9">
            <text:p>3059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0.09">
            <text:p>290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202">
            <text:p>0,003</text:p>
          </table:table-cell>
          <table:table-cell table:style-name="ce12N2" office:value-type="float" office:value="1.93">
            <text:p>1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0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7.71">
            <text:p>17,71</text:p>
          </table:table-cell>
          <table:table-cell table:style-name="ce12N2" office:value-type="float" office:value="272.38">
            <text:p>272,38</text:p>
          </table:table-cell>
          <table:table-cell table:style-name="ce12N2" office:value-type="float" office:value="10.89">
            <text:p>10,8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511086464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0">
            <text:p>30597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814465461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7">
            <text:p>30597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4.56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5136">
            <text:p>0,005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57,3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57.39">
            <text:p>557,39</text:p>
          </table:table-cell>
          <table:table-cell table:style-name="ce12N2" office:value-type="float" office:value="39.02">
            <text:p>39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456614501061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9">
            <text:p>305979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13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5.86">
            <text:p>223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6">
            <text:p>0,014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35,8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141.06">
            <text:p>141,06</text:p>
          </table:table-cell>
          <table:table-cell table:style-name="ce12N2" office:value-type="float" office:value="2094.8">
            <text:p>2094,80</text:p>
          </table:table-cell>
          <table:table-cell table:style-name="ce12N2" office:value-type="float" office:value="146.64">
            <text:p>14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1319687349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9">
            <text:p>30599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37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0.23">
            <text:p>1430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42.94">
            <text:p>1342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0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7.29">
            <text:p>87,29</text:p>
          </table:table-cell>
          <table:table-cell table:style-name="ce12N2" office:value-type="float" office:value="1342.94">
            <text:p>1342,94</text:p>
          </table:table-cell>
          <table:table-cell table:style-name="ce12N2" office:value-type="float" office:value="94.01">
            <text:p>94,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37917258517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02">
            <text:p>30600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9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665.63">
            <text:p>266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502.94">
            <text:p>2502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08">
            <text:p>0,028</text:p>
          </table:table-cell>
          <table:table-cell table:style-name="ce12N2" office:value-type="float" office:value="3.56">
            <text:p>3,5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665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62.69">
            <text:p>162,69</text:p>
          </table:table-cell>
          <table:table-cell table:style-name="ce12N2" office:value-type="float" office:value="2502.94">
            <text:p>2502,94</text:p>
          </table:table-cell>
          <table:table-cell table:style-name="ce12N2" office:value-type="float" office:value="175.21">
            <text:p>175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94911551633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47">
            <text:p>30604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7.08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6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608">
            <text:p>0,011</text:p>
          </table:table-cell>
          <table:table-cell table:style-name="ce12N2" office:value-type="float" office:value="2.67">
            <text:p>2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21,1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21.1">
            <text:p>1021,10</text:p>
          </table:table-cell>
          <table:table-cell table:style-name="ce12N2" office:value-type="float" office:value="40.84">
            <text:p>40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708318482026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49">
            <text:p>306049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35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0.21">
            <text:p>3660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545">
            <text:p>3545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5">
            <text:p>0,011</text:p>
          </table:table-cell>
          <table:table-cell table:style-name="ce12N2" office:value-type="float" office:value="16">
            <text:p>16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60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15.21">
            <text:p>115,21</text:p>
          </table:table-cell>
          <table:table-cell table:style-name="ce12N2" office:value-type="float" office:value="3545">
            <text:p>3545,00</text:p>
          </table:table-cell>
          <table:table-cell table:style-name="ce12N2" office:value-type="float" office:value="141.8">
            <text:p>14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35817225638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50">
            <text:p>306050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7.40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51.64">
            <text:p>4151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993.25">
            <text:p>3993,2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02">
            <text:p>0,010</text:p>
          </table:table-cell>
          <table:table-cell table:style-name="ce12N2" office:value-type="float" office:value="18.95">
            <text:p>18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51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58.39">
            <text:p>158,39</text:p>
          </table:table-cell>
          <table:table-cell table:style-name="ce12N2" office:value-type="float" office:value="3993.25">
            <text:p>3993,25</text:p>
          </table:table-cell>
          <table:table-cell table:style-name="ce12N2" office:value-type="float" office:value="175.78">
            <text:p>175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74091225184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60">
            <text:p>306060</text:p>
          </table:table-cell>
          <table:table-cell table:style-name="ce0" table:number-columns-spanned="4" table:number-rows-spanned="1" office:value-type="string" calcext:value-type="string">
            <text:p>20.282 - LOTUS COMERCIAL DE FERRAGENS E FERRAMENTAS LTDA</text:p>
          </table:table-cell>
          <table:covered-table-cell table:number-columns-repeated="3"/>
          <table:table-cell table:style-name="ce0" office:value-type="string" calcext:value-type="string">
            <text:p>404.19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28.44">
            <text:p>4228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4152.95">
            <text:p>4152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08.9">
            <text:p>208,9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228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75.49">
            <text:p>75,49</text:p>
          </table:table-cell>
          <table:table-cell table:style-name="ce12N2" office:value-type="float" office:value="4152.95">
            <text:p>4152,95</text:p>
          </table:table-cell>
          <table:table-cell table:style-name="ce12N2" office:value-type="float" office:value="284.08">
            <text:p>284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22604096425660001915500100040419310731661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56">
            <text:p>306156</text:p>
          </table:table-cell>
          <table:table-cell table:style-name="ce0" table:number-columns-spanned="4" table:number-rows-spanned="1" office:value-type="string" calcext:value-type="string">
            <text:p>750 - COPLAS INDUSTRIA DE PLASTICOS LTDA</text:p>
          </table:table-cell>
          <table:covered-table-cell table:number-columns-repeated="3"/>
          <table:table-cell table:style-name="ce0" office:value-type="string" calcext:value-type="string">
            <text:p>199.4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33.03">
            <text:p>2733,0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2647">
            <text:p>2647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135">
            <text:p>0,000</text:p>
          </table:table-cell>
          <table:table-cell table:style-name="ce12N2" office:value-type="float" office:value="500">
            <text:p>50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33,0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6.03">
            <text:p>86,03</text:p>
          </table:table-cell>
          <table:table-cell table:style-name="ce12N2" office:value-type="float" office:value="2647">
            <text:p>2647,00</text:p>
          </table:table-cell>
          <table:table-cell table:style-name="ce12N2" office:value-type="float" office:value="185.29">
            <text:p>185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771872600013555001000199489115914251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0">
            <text:p>30616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82.7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6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810.62">
            <text:p>84810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0">
            <text:p>60,00</text:p>
          </table:table-cell>
          <table:table-cell table:style-name="ce12N2" office:value-type="float" office:value="83193.37">
            <text:p>83193,3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8.867016">
            <text:p>8,867</text:p>
          </table:table-cell>
          <table:table-cell table:style-name="ce12N2" office:value-type="float" office:value="1910.81">
            <text:p>1910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.810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617.25">
            <text:p>1617,25</text:p>
          </table:table-cell>
          <table:table-cell table:style-name="ce12N2" office:value-type="float" office:value="83193.37">
            <text:p>83193,37</text:p>
          </table:table-cell>
          <table:table-cell table:style-name="ce12N2" office:value-type="float" office:value="5525.86">
            <text:p>552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8271413791677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4">
            <text:p>306184</text:p>
          </table:table-cell>
          <table:table-cell table:style-name="ce0" table:number-columns-spanned="4" table:number-rows-spanned="1" office:value-type="string" calcext:value-type="string">
            <text:p>30.445 - PERFIS VISCARDI LTDA</text:p>
          </table:table-cell>
          <table:covered-table-cell table:number-columns-repeated="3"/>
          <table:table-cell table:style-name="ce0" office:value-type="string" calcext:value-type="string">
            <text:p>9.9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715.28">
            <text:p>43715,28</text:p>
          </table:table-cell>
          <table:table-cell table:style-name="ce12N2" office:value-type="float" office:value="2236.39">
            <text:p>2236,39</text:p>
          </table:table-cell>
          <table:table-cell table:style-name="ce12N2" office:value-type="float" office:value="12">
            <text:p>12,00</text:p>
          </table:table-cell>
          <table:table-cell table:style-name="ce12N2" office:value-type="float" office:value="44727.8">
            <text:p>44727,80</text:p>
          </table:table-cell>
          <table:table-cell table:style-name="ce12N2" office:value-type="float" office:value="635">
            <text:p>635,00</text:p>
          </table:table-cell>
          <table:table-cell table:style-name="ce12N3" office:value-type="float" office:value="0.02844">
            <text:p>0,028</text:p>
          </table:table-cell>
          <table:table-cell table:style-name="ce12N2" office:value-type="float" office:value="67.83">
            <text:p>67,8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3.71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588.87">
            <text:p>588,87</text:p>
          </table:table-cell>
          <table:table-cell table:style-name="ce12N2" office:value-type="float" office:value="43126.41">
            <text:p>43126,41</text:p>
          </table:table-cell>
          <table:table-cell table:style-name="ce12N2" office:value-type="float" office:value="2687.18">
            <text:p>2687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45707420003295500100000999016971306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75">
            <text:p>75,00</text:p>
          </table:table-cell>
          <table:table-cell table:style-name="ce26N2" office:value-type="float" office:value="2236.39">
            <text:p>2236,39</text:p>
          </table:table-cell>
          <table:table-cell table:style-name="ce26N2" office:value-type="float" office:value="635">
            <text:p>635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1478.72">
            <text:p>11478,72</text:p>
          </table:table-cell>
          <table:table-cell table:style-name="ce26N2" office:value-type="float" office:value="339560.91">
            <text:p>339560,91</text:p>
          </table:table-cell>
          <table:table-cell table:style-name="ce26N2" office:value-type="float" office:value="20811.37">
            <text:p>20811,3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51039.63">
            <text:p>351039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2.004619">
            <text:p>12,005</text:p>
          </table:table-cell>
          <table:table-cell table:style-name="ce26N2" office:value-type="float" office:value="341162.3">
            <text:p>341162,30</text:p>
          </table:table-cell>
          <table:table-cell table:style-name="ce26N2" office:value-type="float" office:value="351039.63">
            <text:p>351039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3807.11">
            <text:p>3807,11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1.9">
            <text:p>41,9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00" meta:object-count="0"/>
    <meta:generator>LibreOffice/4.3.0.4$Windows_x86 LibreOffice_project/62ad5818884a2fc2e5780dd45466868d41009ec0</meta:generator>
  </office:meta>
</office:document-meta>
</file>